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0000001B9A0E367647030357D.png" manifest:media-type="image/png"/>
  <manifest:file-entry manifest:full-path="Pictures/10000000000002C0000001B9E1297F8741A561C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style:font-name="Times New Roman" fo:font-size="46pt" fo:font-weight="bold" style:font-size-asian="46pt" style:font-weight-asian="bold" style:font-size-complex="4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4cm" svg:height="17.399cm" svg:x="0.678cm" svg:y="2.032cm">
          <draw:image xlink:href="Pictures/10000000000002C0000001B9E1297F8741A561C1.png" xlink:type="simple" xlink:show="embed" xlink:actuate="onLoad" loext:mime-type="image/png">
            <text:p/>
          </draw:image>
        </draw:frame>
        <draw:frame draw:style-name="gr1" draw:text-style-name="P1" draw:layer="layout" svg:width="27.94cm" svg:height="17.323cm" svg:x="28.075cm" svg:y="2.032cm">
          <draw:image xlink:href="Pictures/10000000000002C0000001B9A0E367647030357D.png" xlink:type="simple" xlink:show="embed" xlink:actuate="onLoad" loext:mime-type="image/png">
            <text:p/>
          </draw:image>
        </draw:frame>
        <draw:frame draw:style-name="gr2" draw:text-style-name="P2" draw:layer="layout" svg:width="6.25cm" svg:height="2.046cm" svg:x="1.016cm" svg:y="1.27cm">
          <draw:text-box>
            <text:p><text:span text:style-name="T1"><text:s/></text:span><text:span text:style-name="T1">(A)</text:span></text:p>
          </draw:text-box>
        </draw:frame>
        <draw:frame draw:style-name="gr2" draw:text-style-name="P2" draw:layer="layout" svg:width="6.25cm" svg:height="2.046cm" svg:x="27.216cm" svg:y="1.27cm">
          <draw:text-box>
            <text:p><text:span text:style-name="T1"><text:s/></text:span><text:span text:style-name="T1">(B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9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9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9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2cm" fo:page-height="20.3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265cm" svg:x="1cm" svg:y="4.64cm"/>
      <draw:page-thumbnail draw:layer="backgroundobjects" svg:width="8.999cm" svg:height="3.265cm" svg:x="1cm" svg:y="13.216cm"/>
      <draw:page-thumbnail draw:layer="backgroundobjects" svg:width="8.999cm" svg:height="3.265cm" svg:x="1cm" svg:y="21.792cm"/>
      <draw:page-thumbnail draw:layer="backgroundobjects" svg:width="8.999cm" svg:height="3.265cm" svg:x="11cm" svg:y="4.64cm"/>
      <draw:page-thumbnail draw:layer="backgroundobjects" svg:width="8.999cm" svg:height="3.265cm" svg:x="11cm" svg:y="13.216cm"/>
      <draw:page-thumbnail draw:layer="backgroundobjects" svg:width="8.999cm" svg:height="3.265cm" svg:x="11cm" svg:y="21.792cm"/>
    </style:handout-master>
    <style:master-page style:name="Default" style:page-layout-name="PM1" draw:style-name="Mdp1">
      <draw:frame presentation:style-name="Default-title" draw:layer="backgroundobjects" svg:width="50.382cm" svg:height="7.886cm" svg:x="2.799cm" svg:y="1.883cm" presentation:class="title" presentation:placeholder="true">
        <draw:text-box/>
      </draw:frame>
      <draw:frame presentation:style-name="Default-outline1" draw:layer="backgroundobjects" svg:width="50.382cm" svg:height="27.399cm" svg:x="2.799cm" svg:y="11.053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7:40:28.552468193</meta:creation-date>
    <dc:date>2022-10-17T16:05:26.390743504</dc:date>
    <meta:editing-duration>PT15H40M33S</meta:editing-duration>
    <meta:editing-cycles>33</meta:editing-cycles>
    <meta:generator>LibreOffice/6.4.7.2$Linux_X86_64 LibreOffice_project/40$Build-2</meta:generator>
    <meta:document-statistic meta:object-count="27"/>
  </office:meta>
</office:document-meta>
</file>